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Text_20_body">
      <style:text-properties style:font-name="Arial" fo:font-size="10pt" style:font-size-asian="10pt" style:font-size-complex="10pt"/>
    </style:style>
    <style:style style:name="T1"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lly </text:span><text:span text:style-name="T1">- intelligent language Assistant</text:span></text:p>
      <text:p text:style-name="P2">RSS Feeds, News, Witze, Wetter, Rechnen, Emails, Topsites, Verlauf, Apps, Lesezeichen, Systeminfos, Downloads, Notizen, schöne Zitate, Wecker, Bilder, 9GAG, Wikipedia, alles kein Problem für Molly. </text:p>
      <text:p text:style-name="P2"/>
      <text:p text:style-name="P3">Fragen Sie einfach, was Sie gerade in dem Moment interessiert, und Molly wird ihnen in sekundenschnelle Antworten, und die gesuchten Informationen anzeigen. Und Molly kann viel. Sie kann ihnen das Wetter zeigen, die Uhrzeit von Orten auf der Welt, die Nachrichten, aber auch selbst hinzugefügte RSS – Streams sind für Molly kein Problem. Hierdurch können Sie schnell und elegant ihre Lieblingsforen, ihren Facebook Newsstream, oder ähnliches direkt im neuen Tab anzeigen lassen. </text:p>
      <text:p text:style-name="P3">Aber Molly kann noch mehr. Sie vereinfacht die komplette Browsernutzung, und spart ihnen nicht nur Zeit, sondern auch Nerven nach den Informationen selbst zu suchen. Für viele Dinge müssen sie nicht mehr googlen. Fragen Sie einfach Molly! Molly kann übrigens auch rechnen, ihre Notizen verwalten, einen Wecker stellen, und viel mehr. </text:p>
      <text:p text:style-name="P3">Features: </text:p>
      <text:p text:style-name="P3">-Apps </text:p>
      <text:p text:style-name="P3">-Uhrzeit</text:p>
      <text:p text:style-name="P3">-Wetter</text:p>
      <text:p text:style-name="P3">-Lesezeichen</text:p>
      <text:p text:style-name="P3">-Webseiten starten</text:p>
      <text:p text:style-name="P3">-Googlen</text:p>
      <text:p text:style-name="P3">-Verlauf</text:p>
      <text:p text:style-name="P3">-Systeminfo</text:p>
      <text:p text:style-name="P3">-meistbesuchte Webseiten</text:p>
      <text:p text:style-name="P3">-Downloads</text:p>
      <text:p text:style-name="P3">-News</text:p>
      <text:p text:style-name="P3">-Notizen</text:p>
      <text:p text:style-name="P3">-Zitat</text:p>
      <text:p text:style-name="P3">-Wecker</text:p>
      <text:p text:style-name="P3">-Witz</text:p>
      <text:p text:style-name="P3">-Chuck Norris Witz</text:p>
      <text:p text:style-name="P3">-Shoppingsuchmaschine durchsuchen</text:p>
      <text:p text:style-name="P3">-Bilder durchsuchen</text:p>
      <text:p text:style-name="P3">-Wikipedia durchsuchen</text:p>
      <text:p text:style-name="P3">-Rechnen</text:p>
      <text:p text:style-name="P3">-RSS Feed Abbonieren</text:p>
      <text:p text:style-name="P3">-Gmail ungelesene Emails.</text:p>
      <text:p text:style-name="P3">Molly startet sofort wenn sie den Browser öffnen (Neuer Tab), und sie können Molly auch während dem Browsen fragen stellen, indem sie CTRL+SHIFT+S drücken. Anschließend können Sie sofort ihre Frage stellen, z.B. "Wie ist das Wetter?"</text:p>
      <text:p text:style-name="P3">Übrigens, sie müssen nicht immer nach den Informationen suchen. Finden Sie eine Informationen, z.B. Das Wetter dauerhaft interessant, klicken Sie nach der Eingabe von "Wetter" einfach auf "Interesse an dieser Info?", um die Information zu speichern. Anschließend finden Sie die Info im Cardslider (Dieser öffnet sich wenn sie auf den Pfeil am unteren Bildschirmrand drücken, oder das Popup öffnen). Klingt kompliziert, ist aber ganz einfach, inutitiv und sie sparen eine Menge Ze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9S</meta:editing-duration>
    <meta:editing-cycles>3</meta:editing-cycles>
    <meta:generator>OpenOffice.org/3.4.1$Win32 OpenOffice.org_project/341m1$Build-9593</meta:generator>
    <dc:date>2015-04-03T17:02:51.86</dc:date>
    <meta:document-statistic meta:table-count="0" meta:image-count="0" meta:object-count="0" meta:page-count="1" meta:paragraph-count="29" meta:word-count="295" meta:character-count="2063"/>
    <meta:user-defined meta:name="Info 1"/>
    <meta:user-defined meta:name="Info 2"/>
    <meta:user-defined meta:name="Info 3"/>
    <meta:user-defined meta:name="Info 4"/>
  </office:meta>
</office:document-meta>
</file>